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note">
      <style:text-properties officeooo:rsid="0010b3aa" officeooo:paragraph-rsid="0010b3aa"/>
    </style:style>
    <style:style style:name="P2" style:family="paragraph" style:parent-style-name="Standard">
      <style:paragraph-properties fo:break-before="page"/>
      <style:text-properties officeooo:rsid="0010b3aa" officeooo:paragraph-rsid="0010b3aa"/>
    </style:style>
    <style:style style:name="P3" style:family="paragraph" style:parent-style-name="Standard">
      <style:text-properties officeooo:rsid="0010b3aa" officeooo:paragraph-rsid="0010b3aa"/>
    </style:style>
    <style:style style:name="P4" style:family="paragraph" style:parent-style-name="Standard">
      <style:text-properties officeooo:rsid="000d7f6e" officeooo:paragraph-rsid="000d7f6e"/>
    </style:style>
    <style:style style:name="P5" style:family="paragraph" style:parent-style-name="Standard">
      <style:text-properties officeooo:rsid="000b15ef" officeooo:paragraph-rsid="000b15ef"/>
    </style:style>
    <style:style style:name="P6" style:family="paragraph" style:parent-style-name="Standard">
      <style:text-properties officeooo:rsid="00101287" officeooo:paragraph-rsid="00101287"/>
    </style:style>
    <style:style style:name="P7" style:family="paragraph" style:parent-style-name="Standard">
      <style:text-properties officeooo:rsid="000d7f6e" officeooo:paragraph-rsid="000d7f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dasdasd</text:p>
      <text:p text:style-name="P4">asdasdasd</text:p>
      <text:p text:style-name="P4">asdasd</text:p>
      <text:p text:style-name="P4">asd</text:p>
      <text:p text:style-name="P4">asdas</text:p>
      <text:p text:style-name="P4">d</text:p>
      <text:p text:style-name="P4"/>
      <text:p text:style-name="P4">Asdasd</text:p>
      <text:p text:style-name="P4">asdasd</text:p>
      <text:p text:style-name="P4">asd</text:p>
      <text:p text:style-name="P4">asdas</text:p>
      <text:p text:style-name="P4">das</text:p>
      <text:p text:style-name="P4">dasd</text:p>
      <text:p text:style-name="P4"/>
      <text:p text:style-name="P2">asdasd</text:p>
      <text:p text:style-name="P2">asdasd asdasd asdasd </text:p>
      <text:p text:style-name="P3"/>
      <text:p text:style-name="P3">asd</text:p>
      <text:p text:style-name="P3"/>
      <text:p text:style-name="P2">asdas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2T15:33:28.423000000</meta:creation-date>
    <meta:editing-duration>PT10M23S</meta:editing-duration>
    <meta:editing-cycles>7</meta:editing-cycles>
    <meta:generator>LibreOffice/7.6.1.2$Windows_X86_64 LibreOffice_project/f5defcebd022c5bc36bbb79be232cb6926d8f674</meta:generator>
    <dc:description>nix Kommentar</dc:description>
    <meta:keyword>Fußnoten</meta:keyword>
    <dc:subject>Fußnoten</dc:subject>
    <dc:title>Ein test für Fußnoten</dc:title>
    <dc:date>2023-09-22T17:08:14.979000000</dc:date>
    <meta:print-date>2023-09-22T17:06:16.772000000</meta:print-date>
    <meta:printed-by>PDF-Dateien</meta:printed-by>
    <meta:document-statistic meta:table-count="0" meta:image-count="0" meta:object-count="0" meta:page-count="4" meta:paragraph-count="16" meta:word-count="18" meta:character-count="96" meta:non-whitespace-character-count="93"/>
  </office:meta>
</office:document-meta>
</file>